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5-10-2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5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5-05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4-11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4-07-18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4-04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4-02-19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3-11-16 0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3-07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3-04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3-0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2-07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2-05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2-04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2-02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1-10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1-07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1-04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1-01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0-10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20-02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9-10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9-07-0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9-04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9-02-0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8-10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8-07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8-04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8-01-3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7-10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7-06-2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7-04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7-01-3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6-09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5-12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2279</text:p>
          </table:table-cell>
          <table:table-cell office:value-type="string" calcext:value-type="string">
            <text:p>03N/24E-02BCD</text:p>
          </table:table-cell>
          <table:table-cell office:value-type="string" calcext:value-type="string">
            <text:p>2015-02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